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007398" fo:font-size="10.5pt" style:font-size-asian="10.5pt" style:font-size-complex="10.5pt"/>
    </style:style>
    <style:style style:name="P2" style:family="paragraph" style:parent-style-name="Standard">
      <style:text-properties officeooo:paragraph-rsid="001b71a9"/>
    </style:style>
    <style:style style:name="P3" style:family="paragraph" style:parent-style-name="Standard">
      <style:paragraph-properties fo:margin-top="0.847cm" fo:margin-bottom="0cm" loext:contextual-spacing="false" fo:line-height="100%" fo:keep-together="auto" fo:padding="0cm" fo:border="none" fo:keep-with-next="auto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fo:keep-together="auto" fo:padding="0cm" fo:border="none" fo:keep-with-next="auto"/>
    </style:style>
    <style:style style:name="P5" style:family="paragraph" style:parent-style-name="Standard">
      <style:paragraph-properties fo:margin-top="0cm" fo:margin-bottom="0cm" loext:contextual-spacing="false" fo:line-height="100%" fo:keep-together="auto" fo:padding="0cm" fo:border="none" fo:keep-with-next="auto"/>
    </style:style>
    <style:style style:name="P6" style:family="paragraph" style:parent-style-name="Heading_20_2">
      <style:paragraph-properties fo:margin-top="0cm" fo:margin-bottom="0cm" loext:contextual-spacing="false" fo:line-height="100%" fo:keep-together="auto" fo:padding-left="0cm" fo:padding-right="0cm" fo:padding-top="0cm" fo:padding-bottom="0.423cm" fo:border="none" fo:keep-with-next="auto"/>
    </style:style>
    <style:style style:name="P7" style:family="paragraph" style:parent-style-name="Standard">
      <style:paragraph-properties fo:padding="0cm" fo:border="none"/>
    </style:style>
    <style:style style:name="P8" style:family="paragraph" style:parent-style-name="normal">
      <style:text-properties fo:color="#000000" style:text-underline-style="none"/>
    </style:style>
    <style:style style:name="P9" style:family="paragraph" style:parent-style-name="Standard" style:master-page-name="Standard">
      <style:paragraph-properties fo:margin-top="0.847cm" fo:margin-bottom="0cm" loext:contextual-spacing="false" fo:line-height="100%" fo:keep-together="auto" style:page-number="auto" fo:padding="0cm" fo:border="none" fo:keep-with-next="auto"/>
    </style:style>
    <style:style style:name="P10" style:family="paragraph" style:parent-style-name="Standard">
      <style:paragraph-properties fo:margin-top="0.847cm" fo:margin-bottom="0cm" loext:contextual-spacing="false" fo:line-height="100%" fo:keep-together="auto" fo:padding="0cm" fo:border="none" fo:keep-with-next="auto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margin-top="0.847cm" fo:margin-bottom="0cm" loext:contextual-spacing="false" fo:line-height="100%" fo:padding="0cm" fo:border="none"/>
      <style:text-properties style:text-underline-style="solid" style:text-underline-width="auto" style:text-underline-color="font-color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style:text-underline-style="solid" style:text-underline-width="auto" style:text-underline-color="font-color" officeooo:paragraph-rsid="001b71a9"/>
    </style:style>
    <style:style style:name="P14" style:family="paragraph" style:parent-style-name="Standard">
      <style:text-properties fo:color="#2e2e2e" style:font-name="Georgia" fo:font-size="13.5pt" style:text-underline-style="solid" style:text-underline-width="auto" style:text-underline-color="font-color" style:font-name-asian="Georgia1" style:font-size-asian="13.5pt" style:font-name-complex="Georgia1" style:font-size-complex="13.5pt"/>
    </style:style>
    <style:style style:name="P15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6" style:family="paragraph" style:parent-style-name="normal" style:list-style-name="WWNum10"/>
    <style:style style:name="P17" style:family="paragraph" style:parent-style-name="normal" style:list-style-name="WWNum2"/>
    <style:style style:name="P18" style:family="paragraph" style:parent-style-name="normal" style:list-style-name="WWNum6"/>
    <style:style style:name="P19" style:family="paragraph" style:parent-style-name="normal" style:list-style-name="WWNum5"/>
    <style:style style:name="P20" style:family="paragraph" style:parent-style-name="normal" style:list-style-name="WWNum3"/>
    <style:style style:name="P21" style:family="paragraph" style:parent-style-name="normal" style:list-style-name="WWNum7"/>
    <style:style style:name="P22" style:family="paragraph" style:parent-style-name="normal" style:list-style-name="WWNum4"/>
    <style:style style:name="P23" style:family="paragraph" style:parent-style-name="normal" style:list-style-name="WWNum8"/>
    <style:style style:name="P24" style:family="paragraph" style:parent-style-name="normal" style:list-style-name="WWNum9"/>
    <style:style style:name="P25" style:family="paragraph">
      <loext:graphic-properties draw:fill="solid" draw:fill-color="#a0a0a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c7dbb" fo:font-size="10.5pt" style:font-size-asian="10.5pt" style:font-size-complex="10.5pt"/>
    </style:style>
    <style:style style:name="T3" style:family="text">
      <style:text-properties fo:color="#0c7dbb" fo:font-size="10.5pt" fo:font-weight="bold" style:font-size-asian="10.5pt" style:font-weight-asian="bold" style:font-size-complex="10.5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e9711c" fo:font-size="10.5pt" style:text-underline-style="solid" style:text-underline-width="auto" style:text-underline-color="font-color" style:font-size-asian="10.5pt" style:font-size-complex="10.5pt"/>
    </style:style>
    <style:style style:name="T6" style:family="text">
      <style:text-properties style:text-underline-style="none"/>
    </style:style>
    <style:style style:name="T7" style:family="text">
      <style:text-properties officeooo:rsid="001b71a9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fo:language="zxx" fo:country="none" style:text-underline-style="none" style:language-asian="zxx" style:country-asian="none" style:language-complex="zxx" style:country-complex="none"/>
    </style:style>
    <style:style style:name="Sect1" style:family="section">
      <style:section-properties style:editable="false">
        <style:columns fo:column-count="2">
          <style:column-sep style:width="0.002cm" style:color="#000000" style:height="100%" style:style="none"/>
          <style:column style:rel-width="32769*" fo:start-indent="0cm" fo:end-indent="0.635cm"/>
          <style:column style:rel-width="32766*" fo:start-indent="0.635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-sep style:width="0.002cm" style:color="#000000" style:height="100%" style:style="none"/>
          <style:column style:rel-width="32769*" fo:start-indent="0cm" fo:end-indent="0.635cm"/>
          <style:column style:rel-width="32766*" fo:start-indent="0.635cm" fo:end-indent="0cm"/>
        </style:columns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9"><text:span text:style-name="T1">Évaluation des ressources de </text:span><text:span text:style-name="T6"><text:s text:c="19"/></text:span><text:span text:style-name="T1"><text:s/>rayonnement solaire en Arabie saoudite</text:span></text:p>
        <text:p text:style-name="Standard"><text:a xlink:type="simple" xlink:href="https://doi.org/10.1016/j.solener.2015.06.031" text:style-name="Internet_20_link" text:visited-style-name="Visited_20_Internet_20_Link"><text:span text:style-name="T2">https://doi.org/10.1016/j.solener.2015.06.031</text:span></text:a></text:p>
        <text:p text:style-name="Standard"><text:span text:style-name="T7">Énergie</text:span> solaire</text:p>
        <text:p text:style-name="Standard"/>
        <text:list xml:id="list207396288430506696" text:style-name="WWNum10">
          <text:list-item>
            <text:p text:style-name="P16">Points forts</text:p>
          </text:list-item>
          <text:list-item>
            <text:p text:style-name="P16">Abstrait</text:p>
          </text:list-item>
          <text:list-item>
            <text:p text:style-name="P16">Résumé graphique</text:p>
          </text:list-item>
          <text:list-item>
            <text:p text:style-name="P16">Les abréviations</text:p>
          </text:list-item>
          <text:list-item>
            <text:p text:style-name="P16">Mots clés</text:p>
          </text:list-item>
          <text:list-item>
            <text:p text:style-name="P16">1 . introduction</text:p>
          </text:list-item>
          <text:list-item>
            <text:p text:style-name="P16">2 . Méthodes de collecte et d'analyse de données</text:p>
          </text:list-item>
          <text:list-item>
            <text:p text:style-name="P16">3 . résultats et discussion</text:p>
          </text:list-item>
          <text:list-item>
            <text:p text:style-name="P16">4 . Conclusions</text:p>
          </text:list-item>
          <text:list-item>
            <text:p text:style-name="P16">Remerciements</text:p>
          </text:list-item>
          <text:list-item>
            <text:p text:style-name="P16">Annexe A . Matériel complémentaire</text:p>
          </text:list-item>
          <text:list-item>
            <text:p text:style-name="P16">Références</text:p>
          </text:list-item>
        </text:list>
        <text:p text:style-name="Standard"/>
        <text:p text:style-name="Standard"><text:a xlink:type="simple" xlink:href="https://www.sciencedirect.com/science/article/pii/S0038092X15003394" text:style-name="Internet_20_link" text:visited-style-name="Visited_20_Internet_20_Link"><text:span text:style-name="T4">https://www.sciencedirect.com/science/article/pii/S0038092X15003394</text:span></text:a></text:p>
        <text:p text:style-name="Horizontal_20_Line"/>
        <text:p text:style-name="P12">Exactitude des prévisions d'irradiance solaire du modèle de moyenne échelle de l'Agence météorologique japonaise pour la région de Kanto, au Japon</text:p>
        <text:p text:style-name="Standard"><text:a xlink:type="simple" xlink:href="https://doi.org/10.1016/j.solener.2012.10.007" text:style-name="Internet_20_link" text:visited-style-name="Visited_20_Internet_20_Link"><text:span text:style-name="T2">https://doi.org/10.1016/j.solener.2012.10.007</text:span></text:a></text:p>
        <text:p text:style-name="normal"><text:s/><text:span text:style-name="T8">Données en bref</text:span></text:p>
        <text:p text:style-name="Standard"/>
        <text:list xml:id="list206696619400697536" text:style-name="WWNum2">
          <text:list-item>
            <text:p text:style-name="P17">Abstrait</text:p>
          </text:list-item>
          <text:list-item>
            <text:p text:style-name="P17">Mots clés</text:p>
          </text:list-item>
          <text:list-item>
            <text:p text:style-name="P17">1 . introduction</text:p>
          </text:list-item>
          <text:list-item>
            <text:p text:style-name="P17">2 . Les données</text:p>
          </text:list-item>
          <text:list-item>
            <text:p text:style-name="P17">3 . Modèle numérique</text:p>
          </text:list-item>
          <text:list-item>
            <text:p text:style-name="P17">4 . Résultats</text:p>
          </text:list-item>
          <text:list-item>
            <text:p text:style-name="P17">5 . Discussions et résumé</text:p>
          </text:list-item>
          <text:list-item>
            <text:p text:style-name="P17">Remerciements</text:p>
          </text:list-item>
          <text:list-item>
            <text:p text:style-name="P17">Références</text:p>
          </text:list-item>
        </text:list>
        <text:p text:style-name="Standard"><text:a xlink:type="simple" xlink:href="https://www.sciencedirect.com/science/article/abs/pii/S0038092X12003611" text:style-name="Internet_20_link" text:visited-style-name="Visited_20_Internet_20_Link"><text:span text:style-name="T4">https://www.sciencedirect.com/science/article/abs/pii/S0038092X12003611</text:span></text:a></text:p>
        <text:p text:style-name="Standard"/>
        <text:p text:style-name="Standard"/>
        <text:p text:style-name="P10"/>
        <text:p text:style-name="P11">Données générées par l'évaluation de la variabilité saisonnière et de l'analyse de la tendance des ressources en énergie solaire dans la région du nord-est du Brésil</text:p>
        <text:p text:style-name="Standard"><text:a xlink:type="simple" xlink:href="https://doi.org/10.1016/j.dib.2019.104529" text:style-name="Internet_20_link" text:visited-style-name="Visited_20_Internet_20_Link"><text:span text:style-name="T2">https://doi.org/10.1016/j.dib.2019.104529</text:span></text:a></text:p>
        <text:p text:style-name="Standard"><text:span text:style-name="T7">(</text:span>Data in Bref <text:span text:style-name="T7">) </text:span><text:span text:style-name="T9">Données en bref</text:span></text:p>
        <text:p text:style-name="Standard"/>
        <text:list xml:id="list8471436329665906689" text:style-name="WWNum6">
          <text:list-item>
            <text:p text:style-name="P18">Abstrait</text:p>
          </text:list-item>
          <text:list-item>
            <text:p text:style-name="P18">Mots clés</text:p>
          </text:list-item>
          <text:list-item>
            <text:p text:style-name="P18">1 . Les données</text:p>
          </text:list-item>
          <text:list-item>
            <text:p text:style-name="P18">2 . Conception expérimentale, matériaux et méthodes</text:p>
          </text:list-item>
          <text:list-item>
            <text:p text:style-name="P18">Remerciements</text:p>
          </text:list-item>
          <text:list-item>
            <text:p text:style-name="P18">Conflit d'intérêt</text:p>
          </text:list-item>
          <text:list-item>
            <text:p text:style-name="P18">Références</text:p>
          </text:list-item>
        </text:list>
        <text:p text:style-name="normal"/>
        <text:p text:style-name="Standard"/>
        <text:p text:style-name="Standard"/>
        <text:p text:style-name="Standard"/>
        <text:p text:style-name="Standard"><text:a xlink:type="simple" xlink:href="https://www.sciencedirect.com/science/article/pii/S2352340919308844#sec2" text:style-name="Internet_20_link" text:visited-style-name="Visited_20_Internet_20_Link"><text:span text:style-name="T4">https://www.sciencedirect.com/science/article/pii/S2352340919308844#sec2</text:span></text:a></text:p>
        <text:p text:style-name="Standard"/>
        <text:p text:style-name="P2"><draw:rect text:anchor-type="as-char" svg:y="0cm" draw:z-index="0" draw:style-name="gr1" draw:text-style-name="P25" svg:width="0.003cm" svg:height="0.054cm"><text:p/></draw:rect></text:p>
        <text:p text:style-name="P13">Ensemble de données d'évaluation du potentiel d'énergie solaire pour la ville d'Adama (Éthiopie)</text:p>
        <text:p text:style-name="Standard"><text:a xlink:type="simple" xlink:href="https://doi.org/10.1016/j.dib.2019.103879" text:style-name="Internet_20_link" text:visited-style-name="Visited_20_Internet_20_Link"><text:span text:style-name="T5">https://doi.org/10.1016/j.dib.2019.103879</text:span></text:a></text:p>
        <text:p text:style-name="Standard"><text:a xlink:type="simple" xlink:href="https://doi.org/10.1016/j.dib.2019.103879" text:style-name="Internet_20_link" text:visited-style-name="Visited_20_Internet_20_Link"><text:span text:style-name="T5"/></text:a></text:p>
        <text:p text:style-name="Standard"/>
        <text:p text:style-name="normal"><text:s/><text:a xlink:type="simple" xlink:href="https://www.sciencedirect.com/science/journal/23523409" text:style-name="Internet_20_link" text:visited-style-name="Visited_20_Internet_20_Link"><text:span text:style-name="T8">Données en bref</text:span></text:a></text:p>
        <text:p text:style-name="P8"/>
        <text:list xml:id="list1724963847154111791" text:style-name="WWNum5">
          <text:list-item>
            <text:p text:style-name="P19">Abstrait</text:p>
          </text:list-item>
          <text:list-item>
            <text:p text:style-name="P19">Mots clés</text:p>
          </text:list-item>
          <text:list-item>
            <text:p text:style-name="P19">1 . Les données</text:p>
          </text:list-item>
          <text:list-item>
            <text:p text:style-name="P19">2 . Conception expérimentale, matériel et méthodes</text:p>
          </text:list-item>
          <text:list-item>
            <text:p text:style-name="P19">Remerciements</text:p>
          </text:list-item>
          <text:list-item>
            <text:p text:style-name="P19">Document de transparence</text:p>
          </text:list-item>
          <text:list-item>
            <text:p text:style-name="P19">Références</text:p>
          </text:list-item>
        </text:list>
        <text:p text:style-name="normal"/>
        <text:p text:style-name="Standard"><text:a xlink:type="simple" xlink:href="https://www.sciencedirect.com/science/article/pii/S2352340919302306" text:style-name="Internet_20_link" text:visited-style-name="Visited_20_Internet_20_Link"><text:span text:style-name="T4">https://www.sciencedirect.com/science/article/pii/S2352340919302306</text:span></text:a></text:p>
        <text:p text:style-name="P10"/>
        <text:p text:style-name="P11"/>
        <text:p text:style-name="P11"><text:soft-page-break/>Données relatives à la demande énergétique globale et à l'adaptation de la production photovoltaïque solaire</text:p>
        <text:p text:style-name="P6"><text:bookmark text:name="_opkcro4z3qjk"/><text:a xlink:type="simple" xlink:href="https://doi.org/10.1016/j.dib.2018.06.054" text:style-name="Internet_20_link" text:visited-style-name="Visited_20_Internet_20_Link"><text:span text:style-name="T3">https://doi.org/10.1016/j.dib.2018.06.054</text:span></text:a></text:p>
        <text:p text:style-name="Standard"><text:a xlink:type="simple" xlink:href="https://www.sciencedirect.com/science/journal/23523409" text:style-name="Internet_20_link" text:visited-style-name="Visited_20_Internet_20_Link"><text:span text:style-name="T9">Données en bref</text:span></text:a></text:p>
        <text:p text:style-name="Standard"/>
        <text:list xml:id="list2640705264164982629" text:style-name="WWNum3">
          <text:list-item>
            <text:p text:style-name="P20">Abstrait</text:p>
          </text:list-item>
          <text:list-item>
            <text:p text:style-name="P20">1 . Les données</text:p>
          </text:list-item>
          <text:list-item>
            <text:p text:style-name="P20">2 . Conception expérimentale, matériaux et méthodes</text:p>
          </text:list-item>
          <text:list-item>
            <text:p text:style-name="P20">Document de transparence . Matériel complémentaire</text:p>
          </text:list-item>
          <text:list-item>
            <text:p text:style-name="P20">Références</text:p>
          </text:list-item>
        </text:list>
        <text:p text:style-name="Standard"/>
        <text:p text:style-name="Standard"><text:a xlink:type="simple" xlink:href="https://www.sciencedirect.com/science/article/pii/S2352340918307054#s0025" text:style-name="Internet_20_link" text:visited-style-name="Visited_20_Internet_20_Link"><text:span text:style-name="T4">https://www.sciencedirect.com/science/article/pii/S2352340918307054#s0025</text:span></text:a></text:p>
        <text:p text:style-name="Standard"/>
        <text:p text:style-name="Standard"/>
        <text:p text:style-name="Standard">Il est intéressant de noter ici la présence d’un tableau de spécification qui peut être ajouter à l’abstrait </text:p>
        <text:p text:style-name="Standard"/>
        <text:p text:style-name="P14">Tableau de spécifications</text:p>
        <text:list xml:id="list9136142381495236046" text:style-name="WWNum1">
          <text:list-item>
            <text:p text:style-name="P15">Domaine:</text:p>
          </text:list-item>
          <text:list-item>
            <text:p text:style-name="P15">Domaine plus spécifique:</text:p>
          </text:list-item>
          <text:list-item>
            <text:p text:style-name="P15">Type de données:</text:p>
          </text:list-item>
          <text:list-item>
            <text:p text:style-name="P15"><text:span text:style-name="T7">Comment</text:span> les données ont été acquises:</text:p>
          </text:list-item>
          <text:list-item>
            <text:p text:style-name="P15">Format de données:</text:p>
          </text:list-item>
          <text:list-item>
            <text:p text:style-name="P15">Facteurs expérimentaux:</text:p>
          </text:list-item>
          <text:list-item>
            <text:p text:style-name="P15">Caractéristiques expérimentales:</text:p>
          </text:list-item>
          <text:list-item>
            <text:p text:style-name="P15">Emplacement de la source de données:</text:p>
          </text:list-item>
          <text:list-item>
            <text:p text:style-name="P15">Accessibilité aux données:</text:p>
          </text:list-item>
          <text:list-item>
            <text:p text:style-name="P15">Article de recherche associé:</text:p>
          </text:list-item>
        </text:list>
        <text:p text:style-name="Standard"/>
        <text:p text:style-name="P12">Valeur des données :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12"/>
        <text:p text:style-name="P12"/>
        <text:p text:style-name="P12"/>
        <text:p text:style-name="P12"/>
        <text:p text:style-name="P12">Série chronologique quotidienne de CO et de CO 2 et série chronologique de la vitesse du vent</text:p>
        <text:p text:style-name="Standard"><text:a xlink:type="simple" xlink:href="https://doi.org/10.1016/j.dib.2019.103976" text:style-name="Internet_20_link" text:visited-style-name="Visited_20_Internet_20_Link"><text:span text:style-name="T2">https://doi.org/10.1016/j.dib.2019.103976</text:span></text:a></text:p>
        <text:p text:style-name="Standard"/>
        <text:p text:style-name="Standard"><text:a xlink:type="simple" xlink:href="https://www.sciencedirect.com/science/journal/23523409" text:style-name="Internet_20_link" text:visited-style-name="Visited_20_Internet_20_Link"><text:span text:style-name="T9">Données en bref</text:span></text:a></text:p>
        <text:p text:style-name="Standard"/>
        <text:list xml:id="list6278715870688583950" text:style-name="WWNum7">
          <text:list-item>
            <text:p text:style-name="P21">1 . Les données</text:p>
          </text:list-item>
          <text:list-item>
            <text:p text:style-name="P21">2 . Conception expérimentale, matériaux et méthodes</text:p>
          </text:list-item>
          <text:list-item>
            <text:p text:style-name="P21">Remerciements</text:p>
          </text:list-item>
          <text:list-item>
            <text:p text:style-name="P21">Document de transparence</text:p>
          </text:list-item>
          <text:list-item>
            <text:p text:style-name="P21">Références</text:p>
          </text:list-item>
        </text:list>
        <text:p text:style-name="normal"/>
        <text:p text:style-name="Standard"><text:a xlink:type="simple" xlink:href="https://www.sciencedirect.com/science/article/pii/S2352340919303294" text:style-name="Internet_20_link" text:visited-style-name="Visited_20_Internet_20_Link"><text:span text:style-name="T4">https://www.sciencedirect.com/science/article/pii/S2352340919303294</text:span></text:a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section text:style-name="Sect2" text:name="Section2">
        <text:p text:style-name="P12"/>
        <text:p text:style-name="P12"/>
        <text:p text:style-name="P12"><text:soft-page-break/>Le développement d'un indice de vulnérabilité des vagues de chaleur pour Londres, Royaume-Uni </text:p>
        <text:p text:style-name="Standard"><text:a xlink:type="simple" xlink:href="https://doi.org/10.1016/j.wace.2013.07.004" text:style-name="Internet_20_link" text:visited-style-name="Visited_20_Internet_20_Link"><text:span text:style-name="T5">https://doi.org/10.1016/j.wace.2013.07.004</text:span></text:a></text:p>
        <text:p text:style-name="P4"/>
        <text:p text:style-name="P4"><text:a xlink:type="simple" xlink:href="https://www.sciencedirect.com/science/journal/22120947" text:style-name="Internet_20_link" text:visited-style-name="Visited_20_Internet_20_Link"><text:span text:style-name="T4">Températures et climat extrêmes</text:span></text:a></text:p>
        <text:p text:style-name="Standard"/>
        <text:list xml:id="list3985709923435322187" text:style-name="WWNum4">
          <text:list-item>
            <text:p text:style-name="P22">Abstrait</text:p>
          </text:list-item>
          <text:list-item>
            <text:p text:style-name="P22">Mots clés</text:p>
          </text:list-item>
          <text:list-item>
            <text:p text:style-name="P22">1 . introduction</text:p>
          </text:list-item>
          <text:list-item>
            <text:p text:style-name="P22">2 . matériaux et méthodes</text:p>
          </text:list-item>
          <text:list-item>
            <text:p text:style-name="P22">3 . Résultats</text:p>
          </text:list-item>
        </text:list>
        <text:p text:style-name="normal"><text:tab/><text:tab/>2 parts</text:p>
        <text:list xml:id="list204646012576480" text:continue-numbering="true" text:style-name="WWNum4">
          <text:list-item>
            <text:p text:style-name="P22">4 . Discussion</text:p>
          </text:list-item>
          <text:list-item>
            <text:p text:style-name="P22">5 . Conclusion</text:p>
          </text:list-item>
          <text:list-item>
            <text:p text:style-name="P22">Remerciements</text:p>
          </text:list-item>
          <text:list-item>
            <text:p text:style-name="P22">Références</text:p>
          </text:list-item>
        </text:list>
        <text:p text:style-name="Standard"><text:a xlink:type="simple" xlink:href="https://www.sciencedirect.com/science/article/pii/S2212094713000054" text:style-name="Internet_20_link" text:visited-style-name="Visited_20_Internet_20_Link"><text:span text:style-name="T4">https://www.sciencedirect.com/science/article/pii/S2212094713000054</text:span></text:a></text:p>
        <text:p text:style-name="P3"><draw:rect text:anchor-type="as-char" svg:y="0cm" draw:z-index="1" draw:style-name="gr1" draw:text-style-name="P25" svg:width="0.003cm" svg:height="0.054cm"><text:p/></draw:rect></text:p>
        <text:p text:style-name="P10">Compréhension, modélisation et prévision des extrêmes météorologiques et climatiques: défis et opportunités</text:p>
        <text:p text:style-name="P5"><text:a xlink:type="simple" xlink:href="https://doi.org/10.1016/j.wace.2017.10.003" text:style-name="Internet_20_link" text:visited-style-name="Visited_20_Internet_20_Link"><text:span text:style-name="T2">https://doi.org/10.1016/j.wace.2017.10.003</text:span></text:a></text:p>
        <text:p text:style-name="P4"/>
        <text:p text:style-name="P4"><text:a xlink:type="simple" xlink:href="https://www.sciencedirect.com/science/journal/22120947" text:style-name="Internet_20_link" text:visited-style-name="Visited_20_Internet_20_Link"><text:span text:style-name="T4">Températures et climat extrêmes</text:span></text:a></text:p>
        <text:p text:style-name="normal"/>
        <text:list xml:id="list6631685438584288068" text:style-name="WWNum8">
          <text:list-item>
            <text:p text:style-name="P23">Abstrait</text:p>
          </text:list-item>
          <text:list-item>
            <text:p text:style-name="P23">1 . introduction</text:p>
          </text:list-item>
          <text:list-item>
            <text:p text:style-name="P23">2 . Défis scientifiques</text:p>
          </text:list-item>
          <text:list-item>
            <text:p text:style-name="P23">3 . Relever les défis scientifiques à différentes échelles de temps</text:p>
          </text:list-item>
          <text:list-item>
            <text:p text:style-name="P23">4 . Conclusion et perspectives</text:p>
          </text:list-item>
          <text:list-item>
            <text:p text:style-name="P23">Remerciements</text:p>
          </text:list-item>
          <text:list-item>
            <text:p text:style-name="P23">Annexe A .</text:p>
          </text:list-item>
          <text:list-item>
            <text:p text:style-name="P23">Annexe B . Données supplémentaires</text:p>
          </text:list-item>
          <text:list-item>
            <text:p text:style-name="P23">Données de recherche</text:p>
          </text:list-item>
          <text:list-item>
            <text:p text:style-name="P23">Références</text:p>
          </text:list-item>
        </text:list>
        <text:p text:style-name="Standard"><text:a xlink:type="simple" xlink:href="https://www.sciencedirect.com/science/article/pii/S2212094717300440" text:style-name="Internet_20_link" text:visited-style-name="Visited_20_Internet_20_Link"><text:span text:style-name="T4">https://www.sciencedirect.com/science/article/pii/S2212094717300440</text:span></text:a></text:p>
        <text:p text:style-name="Standard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>Changements observés et prévus de la température et des précipitations au Cambodge</text:p>
        <text:p text:style-name="P7"><text:a xlink:type="simple" xlink:href="https://doi.org/10.1016/j.wace.2015.02.001" text:style-name="Internet_20_link" text:visited-style-name="Visited_20_Internet_20_Link"><text:span text:style-name="T2">https://doi.org/10.1016/j.wace.2015.02.001</text:span></text:a></text:p>
        <text:p text:style-name="P7"/>
        <text:p text:style-name="P7"><text:a xlink:type="simple" xlink:href="https://www.sciencedirect.com/science/journal/22120947" text:style-name="Internet_20_link" text:visited-style-name="Visited_20_Internet_20_Link"><text:span text:style-name="T4">Températures et climat extrêmes</text:span></text:a></text:p>
        <text:p text:style-name="Standard"/>
        <text:list xml:id="list6441768945060605840" text:style-name="WWNum9">
          <text:list-item>
            <text:p text:style-name="P24">Abstrait</text:p>
          </text:list-item>
          <text:list-item>
            <text:p text:style-name="P24">Mots clés</text:p>
          </text:list-item>
          <text:list-item>
            <text:p text:style-name="P24">1 . introduction</text:p>
          </text:list-item>
          <text:list-item>
            <text:p text:style-name="P24">2 . Méthodologie</text:p>
          </text:list-item>
          <text:list-item>
            <text:p text:style-name="P24">3 . résultats et discussion</text:p>
          </text:list-item>
          <text:list-item>
            <text:p text:style-name="P24">4 . Conclusions</text:p>
          </text:list-item>
          <text:list-item>
            <text:p text:style-name="P24">Références</text:p>
          </text:list-item>
        </text:list>
        <text:p text:style-name="P1"/>
        <text:p text:style-name="Standard"><text:a xlink:type="simple" xlink:href="https://www.sciencedirect.com/science/article/pii/S2212094715000043" text:style-name="Internet_20_link" text:visited-style-name="Visited_20_Internet_20_Link"><text:span text:style-name="T4">https://www.sciencedirect.com/science/article/pii/S2212094715000043</text:span></text:a></text:p>
        <text:p text:style-name="Standard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orizontal_20_Line" style:display-name="Horizontal Line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5050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5050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5050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5050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5050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5050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5050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5050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5050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2T20:46:42.657000000</dc:date>
    <meta:editing-duration>PT4H58M39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3" meta:paragraph-count="123" meta:word-count="539" meta:character-count="4051" meta:non-whitespace-character-count="3688"/>
  </office:meta>
</office:document-meta>
</file>